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rial, sans-serif" svg:font-family="Arial, sans-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font-name="Arial, sans-serif" fo:font-weight="bold" style:font-weight-asian="bold" fo:language="es" fo:country="UY"/>
    </style:style>
    <style:style style:name="T3" style:parent-style-name="Fuentedepárrafopredeter." style:family="text">
      <style:text-properties style:font-name="Arial, sans-serif" fo:font-weight="bold" style:font-weight-asian="bold" fo:language="es" fo:country="UY"/>
    </style:style>
    <style:style style:name="T4" style:parent-style-name="Fuentedepárrafopredeter." style:family="text">
      <style:text-properties style:font-name="Arial, sans-serif" fo:language="es" fo:country="UY"/>
    </style:style>
    <style:style style:name="T5" style:parent-style-name="Fuentedepárrafopredeter." style:family="text">
      <style:text-properties style:font-name="Arial, sans-serif" fo:font-weight="bold" style:font-weight-asian="bold" fo:language="es" fo:country="UY"/>
    </style:style>
    <style:style style:name="T6" style:parent-style-name="Fuentedepárrafopredeter." style:family="text">
      <style:text-properties style:font-name="Arial, sans-serif" fo:language="es" fo:country="UY"/>
    </style:style>
    <style:style style:name="T7" style:parent-style-name="Fuentedepárrafopredeter." style:family="text">
      <style:text-properties style:font-name="Arial, sans-serif" fo:font-weight="bold" style:font-weight-asian="bold" fo:language="es" fo:country="UY"/>
    </style:style>
    <style:style style:name="T8" style:parent-style-name="Fuentedepárrafopredeter." style:family="text">
      <style:text-properties style:font-name="Arial, sans-serif" fo:language="es" fo:country="UY"/>
    </style:style>
    <style:style style:name="T9" style:parent-style-name="Fuentedepárrafopredeter." style:family="text">
      <style:text-properties style:font-name="Arial, sans-serif" fo:font-weight="bold" style:font-weight-asian="bold" fo:language="es" fo:country="UY"/>
    </style:style>
    <style:style style:name="T10" style:parent-style-name="Fuentedepárrafopredeter." style:family="text">
      <style:text-properties style:font-name="Arial, sans-serif" fo:language="es" fo:country="UY"/>
    </style:style>
    <style:style style:name="T11" style:parent-style-name="Fuentedepárrafopredeter." style:family="text">
      <style:text-properties style:font-name="Arial, sans-serif" fo:language="es" fo:country="UY"/>
    </style:style>
    <style:style style:name="T12" style:parent-style-name="Fuentedepárrafopredeter." style:family="text">
      <style:text-properties style:font-name="Arial, sans-serif" fo:font-weight="bold" style:font-weight-asian="bold" fo:language="es" fo:country="UY"/>
    </style:style>
    <style:style style:name="T13" style:parent-style-name="Fuentedepárrafopredeter." style:family="text">
      <style:text-properties style:font-name="Arial, sans-serif"/>
    </style:style>
    <style:style style:name="T14" style:parent-style-name="Fuentedepárrafopredeter." style:family="text">
      <style:text-properties style:font-name="Arial, sans-serif"/>
    </style:style>
    <style:style style:name="T15" style:parent-style-name="Fuentedepárrafopredeter." style:family="text">
      <style:text-properties style:font-name="Arial, sans-serif"/>
    </style:style>
    <style:style style:name="T16" style:parent-style-name="Fuentedepárrafopredeter." style:family="text">
      <style:text-properties style:font-name="Arial, sans-serif" fo:font-weight="bold" style:font-weight-asian="bold" fo:language="es" fo:country="UY"/>
    </style:style>
    <style:style style:name="T17" style:parent-style-name="Fuentedepárrafopredeter." style:family="text">
      <style:text-properties style:font-name="Arial, sans-serif" fo:language="es" fo:country="UY"/>
    </style:style>
    <style:style style:name="P18" style:parent-style-name="Textbody" style:family="paragraph">
      <style:text-properties style:font-name="Arial, sans-serif" fo:font-weight="bold" style:font-weight-asian="bold" fo:language="es" fo:country="UY"/>
    </style:style>
    <style:style style:name="P19" style:parent-style-name="Standard" style:list-style-name="LFO1" style:family="paragraph">
      <style:text-properties style:font-name="Arial"/>
    </style:style>
    <style:style style:name="P20" style:parent-style-name="Standard" style:list-style-name="LFO1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T25" style:parent-style-name="Fuentedepárrafopredeter." style:family="text">
      <style:text-properties style:font-name="Arial"/>
    </style:style>
  </office:automatic-styles>
  <office:body>
    <office:text text:use-soft-page-breaks="true">
      <text:p text:style-name="P1"><text:span text:style-name="T2">Acta de segunda reunión</text:span></text:p>
      <text:p text:style-name="Textbody"><text:span text:style-name="T3">Proyecto:<text:s/></text:span><text:span text:style-name="T4">I.S.U.</text:span></text:p>
      <text:p text:style-name="Textbody"><text:span text:style-name="T5">Coordinador del proyecto:<text:s/></text:span><text:span text:style-name="T6">Camila Galván</text:span></text:p>
      <text:p text:style-name="Textbody"><text:span text:style-name="T7">Sub-coordinador del proyecto:<text:s/></text:span><text:span text:style-name="T8">Giuliana Esquibel</text:span></text:p>
      <text:p text:style-name="Textbody"><text:span text:style-name="T9">Integrantes del proyecto:<text:s/></text:span><text:span text:style-name="T10">Ian Cerpa y Sebastián<text:s/></text:span><text:span text:style-name="T11">Estévez</text:span></text:p>
      <text:p text:style-name="Textbody"><text:span text:style-name="T12">Fecha y hora de reunión:</text:span><text:s/><text:span text:style-name="T13">2 de Agosto</text:span><text:span text:style-name="T14">2016,<text:s/></text:span><text:span text:style-name="T15">11:00</text:span></text:p>
      <text:p text:style-name="Textbody"><text:span text:style-name="T16">Lugar o medio de reunión:<text:s/></text:span><text:span text:style-name="T17">UTU.</text:span></text:p>
      <text:p text:style-name="P18">Temas tratados:</text:p>
      <text:list text:style-name="LFO1" text:continue-numbering="true">
        <text:list-item>
          <text:p text:style-name="P19">Se dialogó entre la coordinadora y la sub-coordinara de que el integrante Ian Cerpa incumplió dos normas más entre el día 1/08 y el día 2/08, se le informo vía WhatsApp (Grupo proyecto) al integrante de sus sanciones y el día de pago el cual será el Viernes 5 de Agosto.<text:s/></text:p>
        </text:list-item>
        <text:list-item>
          <text:p text:style-name="P20">La coordinadora no ha podido entregarle las sanciones físicamente (Hoja de acuse de sanciones) por enfermedad.<text:s/></text:p>
        </text:list-item>
      </text:list>
      <text:p text:style-name="P21"/>
      <text:p text:style-name="P22"/>
      <text:p text:style-name="P23">Integrantes:</text:p>
      <text:p text:style-name="P24"><text:tab/>Camila Galván</text:p>
      <text:p text:style-name="Standard"><text:span text:style-name="T25"><text:tab/>Giuliana Esquibe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rial, sans-serif" svg:font-family="Arial, sans-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mi</meta:initial-creator>
    <dc:creator>cami</dc:creator>
    <meta:creation-date>2016-08-04T00:14:00Z</meta:creation-date>
    <dc:date>2016-08-04T00:14:00Z</dc:date>
    <meta:template xlink:href="Normal.dotm" xlink:type="simple"/>
    <meta:editing-cycles>2</meta:editing-cycles>
    <meta:editing-duration>PT60S</meta:editing-duration>
    <meta:document-statistic meta:page-count="1" meta:paragraph-count="1" meta:word-count="109" meta:character-count="712" meta:row-count="5" meta:non-whitespace-character-count="604"/>
  </office:meta>
</office:document-meta>
</file>